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text-align="center" fo:text-indent="0cm"/>
      <style:text-properties fo:font-size="13pt"/>
    </style:style>
    <style:style style:name="P4" style:family="paragraph">
      <style:paragraph-properties fo:text-align="center"/>
      <style:text-properties fo:font-size="13pt" fo:font-weight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0.6cm" fo:margin-right="0cm" fo:text-indent="-0.6cm"/>
    </style:style>
    <style:style style:name="T1" style:family="text">
      <style:text-properties fo:font-size="12pt"/>
    </style:style>
    <style:style style:name="T2" style:family="text">
      <style:text-properties fo:font-size="13pt"/>
    </style:style>
    <style:style style:name="T3" style:family="text">
      <style:text-properties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2" draw:id="id3" draw:layer="layout" svg:width="4.5cm" svg:height="1.5cm" svg:x="9cm" svg:y="2.5cm">
          <text:p text:style-name="P1"><text:span text:style-name="T1">answer_task.jsp</text:span></text:p>
        </draw:rect>
        <draw:custom-shape draw:style-name="gr2" draw:text-style-name="P4" draw:id="id1" draw:layer="layout" svg:width="3.5cm" svg:height="4.042cm" svg:x="9.5cm" svg:y="6.958cm">
          <text:p text:style-name="P3"><text:span text:style-name="T2">Answer servl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2" draw:layer="layout" svg:width="3.5cm" svg:height="1.381cm" svg:x="18.601cm" svg:y="9.518cm">
          <text:p text:style-name="P3"><text:span text:style-name="T2">DB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3cm" svg:y1="8.979cm" svg:x2="18.601cm" svg:y2="10.208cm" draw:start-shape="id1" draw:start-glue-point="1" draw:end-shape="id2">
          <text:p text:style-name="P1"><text:span text:style-name="T3">3# </text:span><text:span text:style-name="T1">storeStateAndAnswer()</text:span></text:p>
        </draw:connector>
        <draw:connector draw:style-name="gr3" draw:text-style-name="P2" draw:layer="layout" svg:x1="11.25cm" svg:y1="4cm" svg:x2="11.25cm" svg:y2="6.958cm" draw:start-shape="id3" draw:start-glue-point="2" draw:end-shape="id1" draw:end-glue-point="0">
          <text:p text:style-name="P5"><text:span text:style-name="T3">1# </text:span><text:span text:style-name="T1">HTTP:</text:span></text:p>
          <text:p text:style-name="P5"><text:span text:style-name="T1">taskID, student answer</text:span></text:p>
        </draw:connector>
        <draw:custom-shape draw:style-name="gr2" draw:text-style-name="P4" draw:id="id4" draw:layer="layout" svg:width="3.5cm" svg:height="1.541cm" svg:x="18.601cm" svg:y="4.324cm">
          <text:p text:style-name="P3"><text:span text:style-name="T2">Analy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13cm" svg:y1="8.979cm" svg:x2="18.601cm" svg:y2="5.094cm" draw:start-shape="id1" draw:start-glue-point="1" draw:end-shape="id4">
          <text:p text:style-name="P5"><text:span text:style-name="T3">2# </text:span><text:span text:style-name="T1">Analyze </text:span></text:p>
          <text:p text:style-name="P5"><text:span text:style-name="T1">student's </text:span></text:p>
          <text:p text:style-name="P5"><text:span text:style-name="T1">answer</text:span></text:p>
        </draw:connector>
        <draw:connector draw:style-name="gr3" draw:text-style-name="P2" draw:layer="layout" draw:line-skew="0cm -1cm" svg:x1="11.25cm" svg:y1="11cm" svg:x2="9cm" svg:y2="3.25cm" draw:start-shape="id1" draw:start-glue-point="2" draw:end-shape="id3" draw:end-glue-point="3">
          <text:p/>
        </draw:connector>
        <draw:frame draw:style-name="gr4" draw:text-style-name="P6" draw:layer="layout" svg:width="3cm" svg:height="1.292cm" svg:x="5.5cm" svg:y="9.5cm">
          <draw:text-box>
            <text:p text:style-name="P6"><text:span text:style-name="T3">4# </text:span><text:span text:style-name="T1">HTTP</text:span></text:p>
            <text:p text:style-name="P6"><text:span text:style-name="T1">redirect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1</text:page-number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1-14T14:07:51</meta:creation-date>
    <dc:date>2006-11-14T14:25:24</dc:date>
    <dc:language>en-US</dc:language>
    <meta:editing-cycles>2</meta:editing-cycles>
    <meta:editing-duration>PT31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